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c76fd" officeooo:paragraph-rsid="0014fa04"/>
    </style:style>
    <style:style style:name="P2" style:family="paragraph" style:parent-style-name="Standard">
      <style:text-properties officeooo:rsid="002ba9ae" officeooo:paragraph-rsid="001447c9"/>
    </style:style>
    <style:style style:name="P3" style:family="paragraph" style:parent-style-name="Standard">
      <style:text-properties officeooo:rsid="002b9ce2" officeooo:paragraph-rsid="001447c9"/>
    </style:style>
    <style:style style:name="P4" style:family="paragraph" style:parent-style-name="Standard">
      <style:text-properties officeooo:rsid="002b9418" officeooo:paragraph-rsid="0014fa04"/>
    </style:style>
    <style:style style:name="P5" style:family="paragraph" style:parent-style-name="Standard">
      <style:text-properties officeooo:rsid="001447c9" officeooo:paragraph-rsid="001447c9"/>
    </style:style>
    <style:style style:name="P6" style:family="paragraph" style:parent-style-name="Standard">
      <style:text-properties officeooo:paragraph-rsid="001447c9"/>
    </style:style>
    <style:style style:name="P7" style:family="paragraph" style:parent-style-name="Standard">
      <style:text-properties officeooo:rsid="0014fa04" officeooo:paragraph-rsid="0014fa04"/>
    </style:style>
    <style:style style:name="P8" style:family="paragraph" style:parent-style-name="Standard">
      <style:text-properties officeooo:paragraph-rsid="0014fa0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54545" style:font-name="Arial" fo:font-size="10.5pt" fo:letter-spacing="normal" fo:font-style="normal" fo:font-weight="normal" officeooo:paragraph-rsid="001447c9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1447c9" officeooo:paragraph-rsid="001447c9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background-color="#eeeeee" fo:padding="0cm" fo:border="none">
        <style:background-image/>
      </style:paragraph-properties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 fo:background-color="#eeeeee" fo:padding="0cm" fo:border="none">
        <style:background-image/>
      </style:paragraph-properties>
      <style:text-properties officeooo:paragraph-rsid="001447c9"/>
    </style:style>
    <style:style style:name="P13" style:family="paragraph" style:parent-style-name="Standard">
      <style:text-properties officeooo:rsid="001447c9" officeooo:paragraph-rsid="0014fa04"/>
    </style:style>
    <style:style style:name="P14" style:family="paragraph" style:parent-style-name="Standard">
      <style:text-properties officeooo:rsid="0014fa04" officeooo:paragraph-rsid="0014fa04"/>
    </style:style>
    <style:style style:name="P15" style:family="paragraph" style:parent-style-name="Standard">
      <style:text-properties fo:font-variant="normal" fo:text-transform="none" fo:color="#454545" style:font-name="Arial" fo:font-size="10.5pt" fo:letter-spacing="normal" fo:font-style="normal" fo:font-weight="normal" officeooo:paragraph-rsid="001447c9"/>
    </style:style>
    <style:style style:name="P16" style:family="paragraph" style:parent-style-name="Standard">
      <style:text-properties officeooo:rsid="002c76fd" officeooo:paragraph-rsid="0014fa04"/>
    </style:style>
    <style:style style:name="P17" style:family="paragraph" style:parent-style-name="Standard">
      <style:text-properties officeooo:rsid="002c76fd" officeooo:paragraph-rsid="0016c3c4"/>
    </style:style>
    <style:style style:name="P18" style:family="paragraph" style:parent-style-name="Standard">
      <style:text-properties officeooo:rsid="001fdbe9" officeooo:paragraph-rsid="0016a5ab"/>
    </style:style>
    <style:style style:name="P19" style:family="paragraph" style:parent-style-name="Standard">
      <style:text-properties officeooo:rsid="002b9ce2" officeooo:paragraph-rsid="0016c3c4"/>
    </style:style>
    <style:style style:name="T1" style:family="text">
      <style:text-properties fo:font-variant="normal" fo:text-transform="none" fo:color="#454545" style:font-name="Consolas" fo:font-size="9.75pt" fo:letter-spacing="normal" fo:font-style="normal" fo:font-weight="normal"/>
    </style:style>
    <style:style style:name="T2" style:family="text">
      <style:text-properties officeooo:rsid="002ba9ae"/>
    </style:style>
    <style:style style:name="T3" style:family="text">
      <style:text-properties officeooo:rsid="001fdbe9"/>
    </style:style>
    <style:style style:name="T4" style:family="text">
      <style:text-properties officeooo:rsid="0016a5ab"/>
    </style:style>
    <style:style style:name="T5" style:family="text">
      <style:text-properties officeooo:rsid="0016c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3">USAGE: type in the following commands at the zsh prompt</text:p>
      <text:p text:style-name="P13"/>
      <text:p text:style-name="P17">% <text:span text:style-name="T3">rm -rf build <text:s text:c="4"/># forces removal of dist directory, subdirectories &amp; all files</text:span></text:p>
      <text:p text:style-name="P19"/>
      <text:p text:style-name="P13">% python3.4 setup.py buil<text:span text:style-name="T4">d<text:tab/><text:tab/># freeze away!</text:span> <text:s text:c="75"/></text:p>
      <text:p text:style-name="P1"/>
      <text:p text:style-name="P1">% cd build/exe.linux-x86_64-3.4<text:tab/><text:span text:style-name="T4"># exe lives here</text:span></text:p>
      <text:p text:style-name="P1"/>
      <text:p text:style-name="P17">% <text:span text:style-name="T5">cp ~/git-fast/wCntrP/WordCounter/gettysburg.txt . <text:s text:c="2"/></text:span></text:p>
      <text:p text:style-name="P4"/>
      <text:p text:style-name="P1">% ./wsgui gettysburg.txt <text:tab/><text:tab/><text:span text:style-name="T4"># runs it, nb wsgui without the .py ext</text:span></text:p>
      <text:p text:style-name="P1"/>
      <text:p text:style-name="P18"/>
      <text:p text:style-name="P5"/>
      <text:p text:style-name="P5"/>
      <text:p text:style-name="P5"/>
      <text:p text:style-name="P5"/>
      <text:p text:style-name="P5">Installation instructions for cx_freeze here:</text:p>
      <text:p text:style-name="P2"><text:a xlink:type="simple" xlink:href="https://osdn.net/projects/sfnet_cx-freeze/downloads/4.3.3/cx_Freeze-4.3.3.tar.gz/">https://osdn.net/projects/sfnet_cx-freeze/downloads/4.3.3/cx_Freeze-4.3.3.tar.gz/</text:a></text:p>
      <text:p text:style-name="P3"/>
      <text:p text:style-name="P6"><text:span text:style-name="T2">then did this </text:span><text:a xlink:type="simple" xlink:href="http://primarypcsolutions.com/showthread.php?id=168587"><text:span text:style-name="T2">http://primarypcsolutions.com/showthread.php?id=168587</text:span></text:a><text:span text:style-name="T2"> see “Grimel's” comments </text:span></text:p>
      <text:p text:style-name="P7">which tell you to find setup.py in the cx_freeze folder which on my system is /home/pmy/cx_Freeze-4.3.3/setup.py &amp; make an alteration. </text:p>
      <text:p text:style-name="P8"/>
      <text:p text:style-name="P7">Find this line</text:p>
      <text:p text:style-name="P15"/>
      <text:p text:style-name="P11"><text:span text:style-name="Source_20_Text"><text:span text:style-name="T1">if not vars.get("Py_ENABLE_SHARED", 0): </text:span></text:span></text:p>
      <text:p text:style-name="P10">and replace it with this line </text:p>
      <text:p text:style-name="P9"/>
      <text:p text:style-name="P12"><text:span text:style-name="Source_20_Text"><text:span text:style-name="T1">if True: </text:span></text:span></text:p>
      <text:p text:style-name="P7">see also, Issues: see <text:a xlink:type="simple" xlink:href="http://stackoverflow.com/questions/19873673/error-when-compiling-cx-freeze-on-ubuntu">http://stackoverflow.com/questions/19873673/error-when-compiling-cx-freeze-on-ubuntu</text:a>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08:33.138664823</meta:creation-date>
    <dc:date>2017-01-17T09:46:13.600319246</dc:date>
    <meta:editing-duration>PT14M5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07" meta:character-count="975" meta:non-whitespace-character-count="792"/>
  </office:meta>
</office:document-meta>
</file>